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list-style-name="L1"/>
    <style:style style:name="P2" style:family="paragraph" style:list-style-name="L1">
      <style:paragraph-properties fo:text-align="end" style:justify-single-word="false"/>
    </style:style>
    <style:style style:name="P3" style:family="paragraph" style:list-style-name="L1">
      <style:text-properties fo:color="#c9211e"/>
    </style:style>
    <style:style style:name="P4" style:family="paragraph" style:list-style-name="L1">
      <style:text-properties fo:color="#c9211e" fo:font-weight="bold" style:font-weight-asian="bold" style:font-weight-complex="bold"/>
    </style:style>
    <style:style style:name="P5" style:family="paragraph" style:list-style-name="L1"/>
    <style:style style:name="T1" style:family="text">
      <style:text-properties loext:padding="0.049cm" loext:border="0.06pt solid #e3e3e3"/>
    </style:style>
    <style:style style:name="T2" style:family="text">
      <style:text-properties fo:color="#c9211e"/>
    </style:style>
    <style:style style:name="T3" style:family="text">
      <style:text-properties fo:color="#c9211e" fo:font-weight="bold" style:font-weight-asian="bold" style:font-weight-complex="bold"/>
    </style:style>
    <style:style style:name="T4" style:family="text">
      <style:text-properties fo:font-weight="bold" style:font-weight-asian="bold" style:font-weight-complex="bol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73552876" text:style-name="L1">
        <text:list-header>
          <text:p text:style-name="Text_20_body"><text:span text:style-name="Strong_20_Emphasis"/></text:p>
          <text:p text:style-name="Text_20_body"><text:span text:style-name="Strong_20_Emphasis">just say..iam in project..and given link to a reposiorty</text:span></text:p>
        </text:list-header>
        <text:list-item>
          <text:p text:style-name="Text_20_body"><text:span text:style-name="Strong_20_Emphasis">Clone the Repository</text:span>: Each team member clones the repository from the remote server to their local machine. This creates a local copy of the entire project, including all branches and commit history.</text:p>
          <text:p text:style-name="Preformatted_20_Text"/>
          <text:p text:style-name="Preformatted_20_Text"><text:span text:style-name="Source_20_Text"><text:span text:style-name="T3">git clone &lt;remote_repository_URL&gt;</text:span></text:span></text:p>
        </text:list-item>
        <text:list-item>
          <text:p text:style-name="Text_20_body"><text:span text:style-name="Strong_20_Emphasis">Checkout the Desired Branch</text:span>: Once the repository is cloned, team members can switch to the branch they want to work on. By default, Git checks out the <text:span text:style-name="Source_20_Text">main</text:span> branch, but they can switch to other branches as needed.</text:p>
          <text:p text:style-name="Preformatted_20_Text"/>
          <text:p text:style-name="Preformatted_20_Text"><text:span text:style-name="Source_20_Text"><text:span text:style-name="T3">git checkout &lt;branch_name&gt;</text:span></text:span></text:p>
        </text:list-item>
        <text:list-item>
          <text:p text:style-name="Text_20_body"><text:span text:style-name="Strong_20_Emphasis">Create a Local Branch for Work</text:span>: When team members start working on a new feature or fix, they typically create a new local branch to isolate their changes from the <text:span text:style-name="Source_20_Text">main</text:span> branch.</text:p>
          <text:p text:style-name="Preformatted_20_Text"/>
          <text:p text:style-name="Preformatted_20_Text"><text:span text:style-name="Source_20_Text"><text:span text:style-name="T3">git checkout -b &lt;new_branch_name&gt;</text:span></text:span></text:p>
        </text:list-item>
        <text:list-item>
          <text:p text:style-name="Text_20_body"><text:span text:style-name="Strong_20_Emphasis">Work on the Branch</text:span>: Team members make changes, add new features, fix bugs, etc., within their local branch.</text:p>
        </text:list-item>
        <text:list-item>
          <text:p text:style-name="Text_20_body"><text:span text:style-name="Strong_20_Emphasis">Commit Changes</text:span>: As they make changes, they commit them to their local branch.</text:p>
          <text:p text:style-name="Preformatted_20_Text"/>
          <text:p text:style-name="Preformatted_20_Text"><text:span text:style-name="Source_20_Text"><text:span text:style-name="T3">git add .</text:span></text:span></text:p>
          <text:p text:style-name="Preformatted_20_Text"><text:span text:style-name="Source_20_Text"><text:span text:style-name="T3">git commit -m "Commit message"</text:span></text:span></text:p>
        </text:list-item>
        <text:list-item>
          <text:p text:style-name="Text_20_body"><text:span text:style-name="Strong_20_Emphasis">Fetch Latest Changes from Remote</text:span>: Periodically, team members fetch the latest changes from the remote repository to stay up-to-date with the work done by other team members.</text:p>
          <text:p text:style-name="Preformatted_20_Text"/>
          <text:p text:style-name="Preformatted_20_Text"><text:span text:style-name="Source_20_Text"><text:span text:style-name="T3">git fetch origin</text:span></text:span></text:p>
        </text:list-item>
        <text:list-item>
          <text:p text:style-name="Text_20_body"><text:span text:style-name="Strong_20_Emphasis">Merge or Rebase</text:span>: Once the work is completed and ready to be integrated into the main codebase, team members merge or rebase their local branch with the <text:span text:style-name="Source_20_Text">main</text:span> branch or other target branches.</text:p>
        </text:list-item>
        <text:list-item>
          <text:p text:style-name="Text_20_body"><text:span text:style-name="Strong_20_Emphasis">Push Changes to Remote</text:span>: Finally, team members push their local branch with the changes to the remote repository, making them available to other team members.</text:p>
          <text:p text:style-name="Preformatted_20_Text"/>
          <text:p text:style-name="Preformatted_20_Text"><text:span text:style-name="Source_20_Text"><text:span text:style-name="T3">git push origin &lt;local_branch_name&gt;</text:span></text:span></text:p>
        </text:list-item>
      </text:list>
      <text:p text:style-name="Text_20_body">By following this workflow, each team member can work independently on their tasks while maintaining synchronization with the main codebase through the remote repository. Local branches allow for isolated development and facilitate collaboration within the team.</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4-19T17:41:16.593165424</meta:creation-date>
    <dc:date>2024-04-19T17:45:01.089287037</dc:date>
    <meta:editing-duration>PT3M44S</meta:editing-duration>
    <meta:editing-cycles>1</meta:editing-cycles>
    <meta:document-statistic meta:table-count="0" meta:image-count="0" meta:object-count="0" meta:page-count="1" meta:paragraph-count="17" meta:word-count="296" meta:character-count="1806" meta:non-whitespace-character-count="1535"/>
    <meta:generator>LibreOffice/6.4.7.2$Linux_X86_64 LibreOffice_project/40$Build-2</meta:generator>
  </office:meta>
</office:document-meta>
</file>